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fo:font-size="24pt" style:text-underline-style="solid" style:text-underline-width="auto" style:text-underline-color="font-color" fo:font-weight="bold" officeooo:rsid="0013ccee" officeooo:paragraph-rsid="0013cce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5000b" fo:font-size="24pt" style:text-underline-style="solid" style:text-underline-width="auto" style:text-underline-color="font-color" fo:font-weight="bold" officeooo:rsid="00142eef" officeooo:paragraph-rsid="00142eef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3ccee" officeooo:paragraph-rsid="0013cce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42eef" officeooo:paragraph-rsid="00142eef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fo:font-weight="normal" officeooo:rsid="00142eef" officeooo:paragraph-rsid="00142eef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fo:font-weight="normal" officeooo:rsid="00152125" officeooo:paragraph-rsid="00152125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fo:font-weight="normal" officeooo:rsid="001611e7" officeooo:paragraph-rsid="001611e7" style:font-size-asian="12.25pt" style:font-weight-asian="normal" style:font-size-complex="14pt" style:font-weight-complex="normal"/>
    </style:style>
    <style:style style:name="T1" style:family="text">
      <style:text-properties officeooo:rsid="00142eef"/>
    </style:style>
    <style:style style:name="T2" style:family="text">
      <style:text-properties officeooo:rsid="00152125"/>
    </style:style>
    <style:style style:name="T3" style:family="text">
      <style:text-properties officeooo:rsid="00161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oins</text:p>
      <text:p text:style-name="P1"/>
      <text:p text:style-name="P1"/>
      <text:p text:style-name="P3">Gameplay-- en cours : <text:span text:style-name="T2">systeme de combat</text:span></text:p>
      <text:p text:style-name="P3"/>
      <text:p text:style-name="P3">Bestiaire-- en cours, <text:span text:style-name="T3">en attente d'idées</text:span></text:p>
      <text:p text:style-name="P3"/>
      <text:p text:style-name="P3">Background</text:p>
      <text:p text:style-name="P3"/>
      <text:p text:style-name="P3">Histoire</text:p>
      <text:p text:style-name="P3"/>
      <text:p text:style-name="P3">Monde</text:p>
      <text:p text:style-name="P3"/>
      <text:p text:style-name="P3">Langages-- <text:span text:style-name="T1">initialisé (création d'alphabet(s))</text:span></text:p>
      <text:p text:style-name="P3"/>
      <text:p text:style-name="P3">Dessins-- en cours, <text:span text:style-name="T3">en attente d'idées</text:span></text:p>
      <text:p text:style-name="P3"/>
      <text:p text:style-name="P3">Musiques <text:s/></text:p>
      <text:p text:style-name="P3"/>
      <text:p text:style-name="P3"/>
      <text:p text:style-name="P2">Éléments manquants</text:p>
      <text:p text:style-name="P2"/>
      <text:p text:style-name="P2"/>
      <text:p text:style-name="P4">gameplay</text:p>
      <text:list xml:id="list3081692181378534920" text:style-name="L1">
        <text:list-item>
          <text:p text:style-name="P6">interactions avec personnages non jouables</text:p>
        </text:list-item>
        <text:list-item>
          <text:p text:style-name="P6">fonctionnement dans le monde</text:p>
        </text:list-item>
        <text:list-item>
          <text:p text:style-name="P6">mécanique de jeu</text:p>
        </text:list-item>
      </text:list>
      <text:p text:style-name="P4">bestiaire</text:p>
      <text:list xml:id="list141306619171043" text:continue-numbering="true" text:style-name="L1">
        <text:list-item>
          <text:p text:style-name="P5">monstres</text:p>
        </text:list-item>
        <text:list-item>
          <text:p text:style-name="P7">stats des races jouables</text:p>
        </text:list-item>
        <text:list-item>
          <text:p text:style-name="P7">stats des monstres</text:p>
        </text:list-item>
      </text:list>
      <text:p text:style-name="P4">histoire</text:p>
      <text:list xml:id="list141306622155173" text:continue-numbering="true" text:style-name="L1">
        <text:list-item>
          <text:p text:style-name="P5">époque</text:p>
        </text:list-item>
        <text:list-item>
          <text:p text:style-name="P5">contexte</text:p>
        </text:list-item>
        <text:list-item>
          <text:p text:style-name="P5">environnement</text:p>
        </text:list-item>
      </text:list>
      <text:p text:style-name="P4">background</text:p>
      <text:list xml:id="list141306624158640" text:continue-numbering="true" text:style-name="L1">
        <text:list-item>
          <text:p text:style-name="P5">carte complète</text:p>
        </text:list-item>
        <text:list-item>
          <text:p text:style-name="P5">races <text:span text:style-name="T3">supplémentaires</text:span> ?</text:p>
        </text:list-item>
      </text:list>
      <text:p text:style-name="P4">dessin</text:p>
      <text:list xml:id="list141306626147975" text:continue-numbering="true" text:style-name="L1">
        <text:list-item>
          <text:p text:style-name="P5">Armures</text:p>
        </text:list-item>
        <text:list-item>
          <text:p text:style-name="P5"><text:soft-page-break/>armes</text:p>
        </text:list-item>
        <text:list-item>
          <text:p text:style-name="P5">objets</text:p>
        </text:list-item>
        <text:list-item>
          <text:p text:style-name="P5">paysages </text:p>
        </text:list-item>
        <text:list-item>
          <text:p text:style-name="P5">décors</text:p>
        </text:list-item>
        <text:list-item>
          <text:p text:style-name="P7">races supplementaires</text:p>
        </text:list-item>
        <text:list-item>
          <text:p text:style-name="P7">monst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22:31:20.190000000</meta:creation-date>
    <dc:date>2014-03-30T14:13:06.515000000</dc:date>
    <meta:editing-duration>PT2M18S</meta:editing-duration>
    <meta:editing-cycles>4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33" meta:word-count="89" meta:character-count="542" meta:non-whitespace-character-count="501"/>
  </office:meta>
</office:document-meta>
</file>